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top="0in" fo:margin-bottom="0.1965in" loext:contextual-spacing="false"/>
    </style:style>
    <style:style style:name="P2" style:family="paragraph" style:parent-style-name="Text_20_body">
      <style:text-properties fo:font-weight="bold"/>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e TP s'appuie sur celui d'Eric Lecolinet </text:p>
      <text:h text:style-name="Heading_20_2" text:outline-level="2">Sujet </text:h>
      <text:p text:style-name="Text_20_body">Note préliminaire : il est préférable de lire chaque "étape" en entier (en particulier les notes ou remarques) avant de la traiter. </text:p>
      <text:p text:style-name="Text_20_body">Télécharger <text:a xlink:type="simple" xlink:href="https://thomaspietrzak.com/enseignement/IHM/pyqt1_src.zip" text:style-name="Internet_20_link" text:visited-style-name="Visited_20_Internet_20_Link">les sources nécessaires à ce TP</text:a></text:p>
      <text:h text:style-name="Heading_20_3" text:outline-level="3">1e Etape: Démarrage</text:h>
      <text:p text:style-name="Text_20_body">Ouvrir le fichier mainWindow.py avec votre éditeur de texte préféré</text:p>
      <text:p text:style-name="Text_20_body">Créer une fonction <text:span text:style-name="Emphasis">main(</text:span>args<text:span text:style-name="Emphasis">)</text:span> qui sera appelé à partir du point d'entrée du programme (<text:span text:style-name="Emphasis">if</text:span> __name__ == "__main__":) </text:p>
      <text:p text:style-name="Text_20_body">Afficher une trace dans la fonction main, à l'aide de la fonction <text:span text:style-name="Emphasis">print</text:span>, qui affichera les arguments passés en parametre au moment de l'execution du programme, et vérifier que le programme s'execute correctement dans la console (<text:span text:style-name="Emphasis">python3</text:span> mainwindow.py).</text:p>
      <text:p text:style-name="P2">Q1: Que faut il ne pas oublier pour que le code s'execute? Que voyez vous au print?</text:p>
      <text:h text:style-name="Heading_20_3" text:outline-level="3">2e Etape: Créer une classe <text:span text:style-name="Emphasis">MainWindow</text:span></text:h>
      <text:p text:style-name="Text_20_body">La classe <text:span text:style-name="Emphasis">MainWindow</text:span> dérivera de <text:span text:style-name="Emphasis">QMainWindow</text:span>. Il faudra penser à rajouter <text:span text:style-name="Emphasis">from PyQt5.QtWidgets import *</text:span></text:p>
      <text:p text:style-name="Text_20_body">Ajouter une constructeur qui ne fait pour le moment. Créer un instance de <text:span text:style-name="Emphasis">MainWindow</text:span> dans la fonction main et afficher la fenêtre avec la méthode <text:span text:style-name="Emphasis">show()</text:span>. Exécuter maintenant le code.</text:p>
      <text:p text:style-name="Text_20_body"><text:span text:style-name="T1">Q2.1: une erreur se produit à l'execution ? Que devez vous faire pour la corriger ?</text:span> </text:p>
      <text:p text:style-name="Text_20_body">Une fois l'erreur corrigée, le programme s'execute:</text:p>
      <text:p text:style-name="P2">Q2.2: Pourquoi la fenêtre ne s'affiche pas? que faut il rajouter?</text:p>
      <text:h text:style-name="Heading_20_3" text:outline-level="3">3e Etape: rajouter des widgets à MainWindow</text:h>
      <text:p text:style-name="Text_20_body">Pour l'instant <text:span text:style-name="Emphasis">MainWindow</text:span> ne fait pas grand chose de plus que QMainWindow. En s'inspirant du cours créer une barre de menu (à l'aide de la méthode <text:span text:style-name="Emphasis">menuBar() </text:span>QMainWindow) avec un menu déroulant "Fichier" (à l'aide la méthode <text:span text:style-name="Emphasis">addMenu() </text:span>de la classe QMenuBar) contenant des items pour activer les commandes "Open...", "Save..." ,"Copy", ... et "Quit...". Créer également une barre d'outils permettant d'activer les mêmes commandes. Utiliser les <text:span text:style-name="Emphasis">QAction</text:span> en spécifiant les accélérateurs clavier et bulles d'aides appropriés. Ajouter également les icons aux actions en utilisant les fichiers png fournis. .</text:p>
      <text:p text:style-name="Text_20_body">Finalement, faire en sorte que la zone centrale de la MainWindow soit un <text:span text:style-name="Emphasis">QTextEdit</text:span> à l'aide de la méthode <text:span text:style-name="Emphasis">setCentralWidget()</text:span> </text:p>
      <text:p text:style-name="Text_20_body">Option: Créer une barre de status en appelant la méthode <text:span text:style-name="Emphasis">statusBar()</text:span> de la classe <text:span text:style-name="Emphasis">QMainWindow</text:span>.</text:p>
      <text:h text:style-name="Heading_20_3" text:outline-level="3"><text:soft-page-break/>4e Etape: définir et connecter les slots</text:h>
      <text:p text:style-name="Text_20_body">Déclarer et implémenter les slots <text:span text:style-name="Emphasis">openFile</text:span>(), <text:span text:style-name="Emphasis">saveFile</text:span>() et <text:span text:style-name="Emphasis">quitApp</text:span>(). Pour l'instant ils se contenteront d'afficher un message (e.g. le nom du slot) sur la console. Connecter les slots aux actions correspondantes. Tester. </text:p>
      <text:p text:style-name="Text_20_body"><text:span text:style-name="T1">Q4: Comment connecter les actions aux slots ?</text:span> </text:p>
      <text:h text:style-name="Heading_20_3" text:outline-level="3">5e Etape: ouvrir une boîte de dialogue pour sélectionner un fichier</text:h>
      <text:p text:style-name="Text_20_body">On va maintenant faire en sorte que les slots <text:span text:style-name="Emphasis">openFile</text:span>() et <text:span text:style-name="Emphasis">saveFile</text:span>() ouvrent des boîtes de dialogue permettant de récupérer un nom de fichier. C'est le rôle du widget <text:span text:style-name="Emphasis">QFileDialog</text:span>, qui peut être utilisé de plusieurs manières. En s'inspirant du cours, choisir la technique la plus simple, tant pour ouvrir un "Open" qu'un "Save" Dialog. Recupérer le nom du fichier sélectionné et l'afficher sur la console. </text:p>
      <text:h text:style-name="Heading_20_3" text:outline-level="3">6e Etape: ouvrir / sauver une page HTML</text:h>
      <text:p text:style-name="Text_20_body">On va maintenant rajouter le code nécessaire dans le slot <text:span text:style-name="Emphasis">openFile</text:span>() pour lire le fichier (texte ou HTML) sélectionné via la boîte de dialogue et faire apparaître son contenu dans le <text:span text:style-name="Emphasis">QTextEdit</text:span>. Pour ce faire, on utilisera un <text:span text:style-name="Emphasis">QFile</text:span> et un <text:span text:style-name="Emphasis">QTextStream</text:span> pour lire le fichier. Pour simplifier tout le contenu du fichier sera lu en une seule fois dans le QTextStream. Ce contenu sera alors affecté au <text:span text:style-name="Emphasis">QTextEdit</text:span> via sa méthode <text:span text:style-name="Emphasis">setHtml()</text:span>(). Cette méthode suppose que le contenu est du HTML (pour du texte brut on utiliserait plutot setPlainText()). </text:p>
      <text:p text:style-name="Text_20_body">Inversement, en suivant la même logique, faire en sorte que le slot <text:span text:style-name="Emphasis">saveFile</text:span>() sauvegarde le contenu du <text:span text:style-name="Emphasis">QTextEdit</text:span> dans le fichier indiqué par la boîte de dialogue.</text:p>
      <text:p text:style-name="Text_20_body"><text:span text:style-name="T1">Q6: Le code ne s'execute pas correctement car vous n'avez pas acces au textEdit depuis la méthode </text:span><text:span text:style-name="Emphasis"><text:span text:style-name="T1">open</text:span></text:span><text:span text:style-name="T1"> ou </text:span><text:span text:style-name="Emphasis"><text:span text:style-name="T1">save</text:span></text:span><text:span text:style-name="T1">. Comment résoudre ce problème?</text:span> </text:p>
      <text:h text:style-name="Heading_20_3" text:outline-level="3">7e Etape: ouvrir une boîte de dialogue pour demander confirmation</text:h>
      <text:p text:style-name="Text_20_body">Faire en sorte qu'appuyer sur le bouton <text:span text:style-name="Emphasis">Quit</text:span> ait pour effet d'ouvrir un <text:span text:style-name="Emphasis">QMessageBox</text:span> comportant des boutons "Yes" et "No" permettant de demander confirmation avant de sortir de l'application. </text:p>
      <text:h text:style-name="Heading_20_3" text:outline-level="3">8e Etape: demander confirmation dans tous les cas</text:h>
      <text:p text:style-name="Text_20_body">L'étape précédente comporte une faille. En effet, l'utilisateur peut aussi quitter le programme en cliquant sur le bouton présent sur la barre de la fenêtre (généralement une croix, ou un bouton rouge). Modifier la <text:span text:style-name="Emphasis">MainWindow</text:span> de telle sorte que cette action ait le même effet que lorsqu'on clique sur le bouton <text:span text:style-name="Emphasis">Quit</text:span>, c'est-à-dire ouvrir une boîte de dialogue pour demander confirmation. (Indication : il faudra redéfinir <text:span text:style-name="Emphasis">QWidget::closeEvent</text:span>() et ignorer l'évenement). </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SungtiL GB" style:font-family-asian="'AR PL SungtiL GB'"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 PL SungtiL GB" style:font-family-asian="'AR PL SungtiL GB'"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7:10:11.034081841</meta:creation-date>
    <dc:date>2020-03-06T17:10:35.884429060</dc:date>
    <meta:editing-duration>PT26S</meta:editing-duration>
    <meta:editing-cycles>1</meta:editing-cycles>
    <meta:document-statistic meta:table-count="0" meta:image-count="0" meta:object-count="0" meta:page-count="2" meta:paragraph-count="33" meta:word-count="730" meta:character-count="4584" meta:non-whitespace-character-count="3872"/>
    <meta:generator>LibreOffice/6.0.7.3$Linux_X86_64 LibreOffice_project/00m0$Build-3</meta:generator>
  </office:meta>
</office:document-meta>
</file>